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c312a078743db22976febaf2150c4f2c" style:family="table-column">
      <style:table-column-properties fo:break-before="auto" style:use-optimal-column-width="false" style:column-width="6cm"/>
    </style:style>
    <style:style style:name="odsStyleTableColumn-9a5dfac744f9c91ade94223531a2c576" style:family="table-column">
      <style:table-column-properties fo:break-before="auto" style:use-optimal-column-width="false" style:column-width="5cm"/>
    </style:style>
    <style:style style:name="odsStyleTableColumn-b4e76b783f23396a5c4a9bf9443050dd" style:family="table-column">
      <style:table-column-properties fo:break-before="auto" style:use-optimal-column-width="false" style:column-width="3cm"/>
    </style:style>
    <style:style style:name="odsStyleTableCell-c8a8cf6ded2434260fd9d0a640815f7a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6821d399ef041fe7fc39433ad13c0cc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e110ab6211ced8922d5848d9b7047751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d8478cec676cb73ae641bb2ba12410e5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29a74cee11e26a8acac740e84780cbb2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e807ca82c748596e8682cbff1b2d88dc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c312a078743db22976febaf2150c4f2c" table:default-cell-style-name="Default"/>
        <table:table-column table:style-name="odsStyleTableColumn-9a5dfac744f9c91ade94223531a2c576" table:default-cell-style-name="Default"/>
        <table:table-column table:style-name="odsStyleTableColumn-b4e76b783f23396a5c4a9bf9443050dd" table:default-cell-style-name="Default"/>
        <table:table-column table:style-name="odsStyleTableColumn-b4e76b783f23396a5c4a9bf9443050dd" table:default-cell-style-name="Default"/>
        <table:table-column table:style-name="odsStyleTableColumn-b4e76b783f23396a5c4a9bf9443050dd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c8a8cf6ded2434260fd9d0a640815f7a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6821d399ef041fe7fc39433ad13c0cc9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6821d399ef041fe7fc39433ad13c0cc9" table:number-columns-spanned="5" table:number-rows-spanned="1" office:value-type="string">
            <text:p>TABLA No. 46-24</text:p>
          </table:table-cell>
          <table:covered-table-cell table:number-columns-repeated="4"/>
        </table:table-row>
        <table:table-row table:style-name="ro1">
          <table:table-cell table:style-name="odsStyleTableCell-6821d399ef041fe7fc39433ad13c0cc9" table:number-columns-spanned="5" table:number-rows-spanned="1" office:value-type="string">
            <text:p>TABLA DE COTIZACIONES DEL 8 DE MARZ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6821d399ef041fe7fc39433ad13c0cc9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e110ab6211ced8922d5848d9b7047751" office:value-type="string">
            <text:p>PAIS</text:p>
          </table:table-cell>
          <table:table-cell table:style-name="odsStyleTableCell-e110ab6211ced8922d5848d9b7047751" office:value-type="string">
            <text:p>UNIDAD MONETARIA</text:p>
          </table:table-cell>
          <table:table-cell table:style-name="odsStyleTableCell-e110ab6211ced8922d5848d9b7047751" office:value-type="string">
            <text:p>MONEDA</text:p>
          </table:table-cell>
          <table:table-cell table:style-name="odsStyleTableCell-e110ab6211ced8922d5848d9b7047751" office:value-type="string">
            <text:p>TIPO DE CAMBIO EN Bs POR UNIDAD DE MONEDA EXTRANJERA</text:p>
          </table:table-cell>
          <table:table-cell table:style-name="odsStyleTableCell-e110ab6211ced8922d5848d9b7047751" office:value-type="string">
            <text:p>TIPO DE CAMBIO EN M.E.</text:p>
          </table:table-cell>
        </table:table-row>
        <table:table-row table:style-name="ro1">
          <table:table-cell table:style-name="odsStyleTableCell-d8478cec676cb73ae641bb2ba12410e5" office:value-type="string">
            <text:p>ESTADOS UNIDOS</text:p>
          </table:table-cell>
          <table:table-cell table:style-name="odsStyleTableCell-d8478cec676cb73ae641bb2ba12410e5" office:value-type="string">
            <text:p>DOLAR VENTA</text:p>
          </table:table-cell>
          <table:table-cell table:style-name="odsStyleTableCell-d8478cec676cb73ae641bb2ba12410e5" office:value-type="string">
            <text:p>USD.VENTA</text:p>
          </table:table-cell>
          <table:table-cell table:style-name="odsStyleTableCell-29a74cee11e26a8acac740e84780cbb2" office:value-type="string">
            <text:p>6.96000</text:p>
          </table:table-cell>
          <table:table-cell table:style-name="odsStyleTableCell-29a74cee11e26a8acac740e84780cbb2" office:value-type="string">
            <text:p/>
          </table:table-cell>
        </table:table-row>
        <table:table-row table:style-name="ro1">
          <table:table-cell table:style-name="odsStyleTableCell-d8478cec676cb73ae641bb2ba12410e5" office:value-type="string">
            <text:p>ESTADOS UNIDOS</text:p>
          </table:table-cell>
          <table:table-cell table:style-name="odsStyleTableCell-d8478cec676cb73ae641bb2ba12410e5" office:value-type="string">
            <text:p>DOLAR COMPRA</text:p>
          </table:table-cell>
          <table:table-cell table:style-name="odsStyleTableCell-d8478cec676cb73ae641bb2ba12410e5" office:value-type="string">
            <text:p>USD.COMPRA</text:p>
          </table:table-cell>
          <table:table-cell table:style-name="odsStyleTableCell-29a74cee11e26a8acac740e84780cbb2" office:value-type="string">
            <text:p>6.86000</text:p>
          </table:table-cell>
          <table:table-cell table:style-name="odsStyleTableCell-29a74cee11e26a8acac740e84780cbb2" office:value-type="string">
            <text:p/>
          </table:table-cell>
        </table:table-row>
        <table:table-row table:style-name="ro1">
          <table:table-cell table:style-name="odsStyleTableCell-d8478cec676cb73ae641bb2ba12410e5" office:value-type="string">
            <text:p>UNION EUROPEA</text:p>
          </table:table-cell>
          <table:table-cell table:style-name="odsStyleTableCell-d8478cec676cb73ae641bb2ba12410e5" office:value-type="string">
            <text:p>EURO</text:p>
          </table:table-cell>
          <table:table-cell table:style-name="odsStyleTableCell-d8478cec676cb73ae641bb2ba12410e5" office:value-type="string">
            <text:p>EUR</text:p>
          </table:table-cell>
          <table:table-cell table:style-name="odsStyleTableCell-29a74cee11e26a8acac740e84780cbb2" office:value-type="string">
            <text:p>7.50621</text:p>
          </table:table-cell>
          <table:table-cell table:style-name="odsStyleTableCell-29a74cee11e26a8acac740e84780cbb2" office:value-type="string">
            <text:p>0.91391</text:p>
          </table:table-cell>
        </table:table-row>
        <table:table-row table:style-name="ro1">
          <table:table-cell table:style-name="odsStyleTableCell-d8478cec676cb73ae641bb2ba12410e5" office:value-type="string">
            <text:p>JAPON</text:p>
          </table:table-cell>
          <table:table-cell table:style-name="odsStyleTableCell-d8478cec676cb73ae641bb2ba12410e5" office:value-type="string">
            <text:p>YEN</text:p>
          </table:table-cell>
          <table:table-cell table:style-name="odsStyleTableCell-d8478cec676cb73ae641bb2ba12410e5" office:value-type="string">
            <text:p>JPY</text:p>
          </table:table-cell>
          <table:table-cell table:style-name="odsStyleTableCell-29a74cee11e26a8acac740e84780cbb2" office:value-type="string">
            <text:p>0.04634</text:p>
          </table:table-cell>
          <table:table-cell table:style-name="odsStyleTableCell-29a74cee11e26a8acac740e84780cbb2" office:value-type="string">
            <text:p>148.04000</text:p>
          </table:table-cell>
        </table:table-row>
        <table:table-row table:style-name="ro1">
          <table:table-cell table:style-name="odsStyleTableCell-d8478cec676cb73ae641bb2ba12410e5" office:value-type="string">
            <text:p>ARABIA SAUDITA</text:p>
          </table:table-cell>
          <table:table-cell table:style-name="odsStyleTableCell-d8478cec676cb73ae641bb2ba12410e5" office:value-type="string">
            <text:p>RIYAL SAUDÍ</text:p>
          </table:table-cell>
          <table:table-cell table:style-name="odsStyleTableCell-d8478cec676cb73ae641bb2ba12410e5" office:value-type="string">
            <text:p>SAR</text:p>
          </table:table-cell>
          <table:table-cell table:style-name="odsStyleTableCell-29a74cee11e26a8acac740e84780cbb2" office:value-type="string">
            <text:p>1.82904</text:p>
          </table:table-cell>
          <table:table-cell table:style-name="odsStyleTableCell-29a74cee11e26a8acac740e84780cbb2" office:value-type="string">
            <text:p>3.75060</text:p>
          </table:table-cell>
        </table:table-row>
        <table:table-row table:style-name="ro1">
          <table:table-cell table:style-name="odsStyleTableCell-d8478cec676cb73ae641bb2ba12410e5" office:value-type="string">
            <text:p>ARGELIA</text:p>
          </table:table-cell>
          <table:table-cell table:style-name="odsStyleTableCell-d8478cec676cb73ae641bb2ba12410e5" office:value-type="string">
            <text:p>DINAR ARGELINO</text:p>
          </table:table-cell>
          <table:table-cell table:style-name="odsStyleTableCell-d8478cec676cb73ae641bb2ba12410e5" office:value-type="string">
            <text:p>DZD</text:p>
          </table:table-cell>
          <table:table-cell table:style-name="odsStyleTableCell-29a74cee11e26a8acac740e84780cbb2" office:value-type="string">
            <text:p>0.05098</text:p>
          </table:table-cell>
          <table:table-cell table:style-name="odsStyleTableCell-29a74cee11e26a8acac740e84780cbb2" office:value-type="string">
            <text:p>134.55760</text:p>
          </table:table-cell>
        </table:table-row>
        <table:table-row table:style-name="ro1">
          <table:table-cell table:style-name="odsStyleTableCell-d8478cec676cb73ae641bb2ba12410e5" office:value-type="string">
            <text:p>ARGENTINA</text:p>
          </table:table-cell>
          <table:table-cell table:style-name="odsStyleTableCell-d8478cec676cb73ae641bb2ba12410e5" office:value-type="string">
            <text:p>PESO</text:p>
          </table:table-cell>
          <table:table-cell table:style-name="odsStyleTableCell-d8478cec676cb73ae641bb2ba12410e5" office:value-type="string">
            <text:p>ARS</text:p>
          </table:table-cell>
          <table:table-cell table:style-name="odsStyleTableCell-29a74cee11e26a8acac740e84780cbb2" office:value-type="string">
            <text:p>0.00811</text:p>
          </table:table-cell>
          <table:table-cell table:style-name="odsStyleTableCell-29a74cee11e26a8acac740e84780cbb2" office:value-type="string">
            <text:p>846.34300</text:p>
          </table:table-cell>
        </table:table-row>
        <table:table-row table:style-name="ro1">
          <table:table-cell table:style-name="odsStyleTableCell-d8478cec676cb73ae641bb2ba12410e5" office:value-type="string">
            <text:p>AUSTRALIA</text:p>
          </table:table-cell>
          <table:table-cell table:style-name="odsStyleTableCell-d8478cec676cb73ae641bb2ba12410e5" office:value-type="string">
            <text:p>DÓLAR</text:p>
          </table:table-cell>
          <table:table-cell table:style-name="odsStyleTableCell-d8478cec676cb73ae641bb2ba12410e5" office:value-type="string">
            <text:p>AUD</text:p>
          </table:table-cell>
          <table:table-cell table:style-name="odsStyleTableCell-29a74cee11e26a8acac740e84780cbb2" office:value-type="string">
            <text:p>4.54133</text:p>
          </table:table-cell>
          <table:table-cell table:style-name="odsStyleTableCell-29a74cee11e26a8acac740e84780cbb2" office:value-type="string">
            <text:p>1.51057</text:p>
          </table:table-cell>
        </table:table-row>
        <table:table-row table:style-name="ro1">
          <table:table-cell table:style-name="odsStyleTableCell-d8478cec676cb73ae641bb2ba12410e5" office:value-type="string">
            <text:p>BRASIL</text:p>
          </table:table-cell>
          <table:table-cell table:style-name="odsStyleTableCell-d8478cec676cb73ae641bb2ba12410e5" office:value-type="string">
            <text:p>REAL</text:p>
          </table:table-cell>
          <table:table-cell table:style-name="odsStyleTableCell-d8478cec676cb73ae641bb2ba12410e5" office:value-type="string">
            <text:p>BRL</text:p>
          </table:table-cell>
          <table:table-cell table:style-name="odsStyleTableCell-29a74cee11e26a8acac740e84780cbb2" office:value-type="string">
            <text:p>1.39001</text:p>
          </table:table-cell>
          <table:table-cell table:style-name="odsStyleTableCell-29a74cee11e26a8acac740e84780cbb2" office:value-type="string">
            <text:p>4.93520</text:p>
          </table:table-cell>
        </table:table-row>
        <table:table-row table:style-name="ro1">
          <table:table-cell table:style-name="odsStyleTableCell-d8478cec676cb73ae641bb2ba12410e5" office:value-type="string">
            <text:p>CANADA</text:p>
          </table:table-cell>
          <table:table-cell table:style-name="odsStyleTableCell-d8478cec676cb73ae641bb2ba12410e5" office:value-type="string">
            <text:p>DÓLAR</text:p>
          </table:table-cell>
          <table:table-cell table:style-name="odsStyleTableCell-d8478cec676cb73ae641bb2ba12410e5" office:value-type="string">
            <text:p>CAD</text:p>
          </table:table-cell>
          <table:table-cell table:style-name="odsStyleTableCell-29a74cee11e26a8acac740e84780cbb2" office:value-type="string">
            <text:p>5.09545</text:p>
          </table:table-cell>
          <table:table-cell table:style-name="odsStyleTableCell-29a74cee11e26a8acac740e84780cbb2" office:value-type="string">
            <text:p>1.34630</text:p>
          </table:table-cell>
        </table:table-row>
        <table:table-row table:style-name="ro1">
          <table:table-cell table:style-name="odsStyleTableCell-d8478cec676cb73ae641bb2ba12410e5" office:value-type="string">
            <text:p>CHILE</text:p>
          </table:table-cell>
          <table:table-cell table:style-name="odsStyleTableCell-d8478cec676cb73ae641bb2ba12410e5" office:value-type="string">
            <text:p>PESO</text:p>
          </table:table-cell>
          <table:table-cell table:style-name="odsStyleTableCell-d8478cec676cb73ae641bb2ba12410e5" office:value-type="string">
            <text:p>CLP</text:p>
          </table:table-cell>
          <table:table-cell table:style-name="odsStyleTableCell-29a74cee11e26a8acac740e84780cbb2" office:value-type="string">
            <text:p>0.00698</text:p>
          </table:table-cell>
          <table:table-cell table:style-name="odsStyleTableCell-29a74cee11e26a8acac740e84780cbb2" office:value-type="string">
            <text:p>983.15000</text:p>
          </table:table-cell>
        </table:table-row>
        <table:table-row table:style-name="ro1">
          <table:table-cell table:style-name="odsStyleTableCell-d8478cec676cb73ae641bb2ba12410e5" office:value-type="string">
            <text:p>COLOMBIA</text:p>
          </table:table-cell>
          <table:table-cell table:style-name="odsStyleTableCell-d8478cec676cb73ae641bb2ba12410e5" office:value-type="string">
            <text:p>PESO</text:p>
          </table:table-cell>
          <table:table-cell table:style-name="odsStyleTableCell-d8478cec676cb73ae641bb2ba12410e5" office:value-type="string">
            <text:p>COP</text:p>
          </table:table-cell>
          <table:table-cell table:style-name="odsStyleTableCell-29a74cee11e26a8acac740e84780cbb2" office:value-type="string">
            <text:p>0.00175</text:p>
          </table:table-cell>
          <table:table-cell table:style-name="odsStyleTableCell-29a74cee11e26a8acac740e84780cbb2" office:value-type="string">
            <text:p>3,917.37000</text:p>
          </table:table-cell>
        </table:table-row>
        <table:table-row table:style-name="ro1">
          <table:table-cell table:style-name="odsStyleTableCell-d8478cec676cb73ae641bb2ba12410e5" office:value-type="string">
            <text:p>COREA DEL SUR</text:p>
          </table:table-cell>
          <table:table-cell table:style-name="odsStyleTableCell-d8478cec676cb73ae641bb2ba12410e5" office:value-type="string">
            <text:p>WON</text:p>
          </table:table-cell>
          <table:table-cell table:style-name="odsStyleTableCell-d8478cec676cb73ae641bb2ba12410e5" office:value-type="string">
            <text:p>KRW</text:p>
          </table:table-cell>
          <table:table-cell table:style-name="odsStyleTableCell-29a74cee11e26a8acac740e84780cbb2" office:value-type="string">
            <text:p>0.00515</text:p>
          </table:table-cell>
          <table:table-cell table:style-name="odsStyleTableCell-29a74cee11e26a8acac740e84780cbb2" office:value-type="string">
            <text:p>1,330.78000</text:p>
          </table:table-cell>
        </table:table-row>
        <table:table-row table:style-name="ro1">
          <table:table-cell table:style-name="odsStyleTableCell-d8478cec676cb73ae641bb2ba12410e5" office:value-type="string">
            <text:p>COSTA RICA</text:p>
          </table:table-cell>
          <table:table-cell table:style-name="odsStyleTableCell-d8478cec676cb73ae641bb2ba12410e5" office:value-type="string">
            <text:p>COLON COSTARRICENSE</text:p>
          </table:table-cell>
          <table:table-cell table:style-name="odsStyleTableCell-d8478cec676cb73ae641bb2ba12410e5" office:value-type="string">
            <text:p>CRC</text:p>
          </table:table-cell>
          <table:table-cell table:style-name="odsStyleTableCell-29a74cee11e26a8acac740e84780cbb2" office:value-type="string">
            <text:p>0.01342</text:p>
          </table:table-cell>
          <table:table-cell table:style-name="odsStyleTableCell-29a74cee11e26a8acac740e84780cbb2" office:value-type="string">
            <text:p>511.05000</text:p>
          </table:table-cell>
        </table:table-row>
        <table:table-row table:style-name="ro1">
          <table:table-cell table:style-name="odsStyleTableCell-d8478cec676cb73ae641bb2ba12410e5" office:value-type="string">
            <text:p>REPUBLICA CHECA</text:p>
          </table:table-cell>
          <table:table-cell table:style-name="odsStyleTableCell-d8478cec676cb73ae641bb2ba12410e5" office:value-type="string">
            <text:p>CORONA CHECA</text:p>
          </table:table-cell>
          <table:table-cell table:style-name="odsStyleTableCell-d8478cec676cb73ae641bb2ba12410e5" office:value-type="string">
            <text:p>CZK</text:p>
          </table:table-cell>
          <table:table-cell table:style-name="odsStyleTableCell-29a74cee11e26a8acac740e84780cbb2" office:value-type="string">
            <text:p>0.29608</text:p>
          </table:table-cell>
          <table:table-cell table:style-name="odsStyleTableCell-29a74cee11e26a8acac740e84780cbb2" office:value-type="string">
            <text:p>23.16950</text:p>
          </table:table-cell>
        </table:table-row>
        <table:table-row table:style-name="ro1">
          <table:table-cell table:style-name="odsStyleTableCell-d8478cec676cb73ae641bb2ba12410e5" office:value-type="string">
            <text:p>DINAMARCA</text:p>
          </table:table-cell>
          <table:table-cell table:style-name="odsStyleTableCell-d8478cec676cb73ae641bb2ba12410e5" office:value-type="string">
            <text:p>CORONA</text:p>
          </table:table-cell>
          <table:table-cell table:style-name="odsStyleTableCell-d8478cec676cb73ae641bb2ba12410e5" office:value-type="string">
            <text:p>DKK</text:p>
          </table:table-cell>
          <table:table-cell table:style-name="odsStyleTableCell-29a74cee11e26a8acac740e84780cbb2" office:value-type="string">
            <text:p>1.00714</text:p>
          </table:table-cell>
          <table:table-cell table:style-name="odsStyleTableCell-29a74cee11e26a8acac740e84780cbb2" office:value-type="string">
            <text:p>6.81140</text:p>
          </table:table-cell>
        </table:table-row>
        <table:table-row table:style-name="ro1">
          <table:table-cell table:style-name="odsStyleTableCell-d8478cec676cb73ae641bb2ba12410e5" office:value-type="string">
            <text:p>ECUADOR</text:p>
          </table:table-cell>
          <table:table-cell table:style-name="odsStyleTableCell-d8478cec676cb73ae641bb2ba12410e5" office:value-type="string">
            <text:p>DÓLAR</text:p>
          </table:table-cell>
          <table:table-cell table:style-name="odsStyleTableCell-d8478cec676cb73ae641bb2ba12410e5" office:value-type="string">
            <text:p>USD</text:p>
          </table:table-cell>
          <table:table-cell table:style-name="odsStyleTableCell-29a74cee11e26a8acac740e84780cbb2" office:value-type="string">
            <text:p>6.86000</text:p>
          </table:table-cell>
          <table:table-cell table:style-name="odsStyleTableCell-29a74cee11e26a8acac740e84780cbb2" office:value-type="string">
            <text:p>1.00000</text:p>
          </table:table-cell>
        </table:table-row>
        <table:table-row table:style-name="ro1">
          <table:table-cell table:style-name="odsStyleTableCell-d8478cec676cb73ae641bb2ba12410e5" office:value-type="string">
            <text:p>EMIRATOS ARABES</text:p>
          </table:table-cell>
          <table:table-cell table:style-name="odsStyleTableCell-d8478cec676cb73ae641bb2ba12410e5" office:value-type="string">
            <text:p>DIRHAM</text:p>
          </table:table-cell>
          <table:table-cell table:style-name="odsStyleTableCell-d8478cec676cb73ae641bb2ba12410e5" office:value-type="string">
            <text:p>AED</text:p>
          </table:table-cell>
          <table:table-cell table:style-name="odsStyleTableCell-29a74cee11e26a8acac740e84780cbb2" office:value-type="string">
            <text:p>1.86773</text:p>
          </table:table-cell>
          <table:table-cell table:style-name="odsStyleTableCell-29a74cee11e26a8acac740e84780cbb2" office:value-type="string">
            <text:p>3.67290</text:p>
          </table:table-cell>
        </table:table-row>
        <table:table-row table:style-name="ro1">
          <table:table-cell table:style-name="odsStyleTableCell-d8478cec676cb73ae641bb2ba12410e5" office:value-type="string">
            <text:p>FILIPINAS</text:p>
          </table:table-cell>
          <table:table-cell table:style-name="odsStyleTableCell-d8478cec676cb73ae641bb2ba12410e5" office:value-type="string">
            <text:p>PESO FILIPINO</text:p>
          </table:table-cell>
          <table:table-cell table:style-name="odsStyleTableCell-d8478cec676cb73ae641bb2ba12410e5" office:value-type="string">
            <text:p>PHP</text:p>
          </table:table-cell>
          <table:table-cell table:style-name="odsStyleTableCell-29a74cee11e26a8acac740e84780cbb2" office:value-type="string">
            <text:p>0.12285</text:p>
          </table:table-cell>
          <table:table-cell table:style-name="odsStyleTableCell-29a74cee11e26a8acac740e84780cbb2" office:value-type="string">
            <text:p>55.84000</text:p>
          </table:table-cell>
        </table:table-row>
        <table:table-row table:style-name="ro1">
          <table:table-cell table:style-name="odsStyleTableCell-d8478cec676cb73ae641bb2ba12410e5" office:value-type="string">
            <text:p>HAITÍ</text:p>
          </table:table-cell>
          <table:table-cell table:style-name="odsStyleTableCell-d8478cec676cb73ae641bb2ba12410e5" office:value-type="string">
            <text:p>GOURDE</text:p>
          </table:table-cell>
          <table:table-cell table:style-name="odsStyleTableCell-d8478cec676cb73ae641bb2ba12410e5" office:value-type="string">
            <text:p>HTG</text:p>
          </table:table-cell>
          <table:table-cell table:style-name="odsStyleTableCell-29a74cee11e26a8acac740e84780cbb2" office:value-type="string">
            <text:p>0.05201</text:p>
          </table:table-cell>
          <table:table-cell table:style-name="odsStyleTableCell-29a74cee11e26a8acac740e84780cbb2" office:value-type="string">
            <text:p>131.89000</text:p>
          </table:table-cell>
        </table:table-row>
        <table:table-row table:style-name="ro1">
          <table:table-cell table:style-name="odsStyleTableCell-d8478cec676cb73ae641bb2ba12410e5" office:value-type="string">
            <text:p>HONG KONG</text:p>
          </table:table-cell>
          <table:table-cell table:style-name="odsStyleTableCell-d8478cec676cb73ae641bb2ba12410e5" office:value-type="string">
            <text:p>DÓLAR</text:p>
          </table:table-cell>
          <table:table-cell table:style-name="odsStyleTableCell-d8478cec676cb73ae641bb2ba12410e5" office:value-type="string">
            <text:p>HKD</text:p>
          </table:table-cell>
          <table:table-cell table:style-name="odsStyleTableCell-29a74cee11e26a8acac740e84780cbb2" office:value-type="string">
            <text:p>0.87711</text:p>
          </table:table-cell>
          <table:table-cell table:style-name="odsStyleTableCell-29a74cee11e26a8acac740e84780cbb2" office:value-type="string">
            <text:p>7.82110</text:p>
          </table:table-cell>
        </table:table-row>
        <table:table-row table:style-name="ro1">
          <table:table-cell table:style-name="odsStyleTableCell-d8478cec676cb73ae641bb2ba12410e5" office:value-type="string">
            <text:p>INDIA</text:p>
          </table:table-cell>
          <table:table-cell table:style-name="odsStyleTableCell-d8478cec676cb73ae641bb2ba12410e5" office:value-type="string">
            <text:p>RUPIA</text:p>
          </table:table-cell>
          <table:table-cell table:style-name="odsStyleTableCell-d8478cec676cb73ae641bb2ba12410e5" office:value-type="string">
            <text:p>INR</text:p>
          </table:table-cell>
          <table:table-cell table:style-name="odsStyleTableCell-29a74cee11e26a8acac740e84780cbb2" office:value-type="string">
            <text:p>0.08286</text:p>
          </table:table-cell>
          <table:table-cell table:style-name="odsStyleTableCell-29a74cee11e26a8acac740e84780cbb2" office:value-type="string">
            <text:p>82.78750</text:p>
          </table:table-cell>
        </table:table-row>
        <table:table-row table:style-name="ro1">
          <table:table-cell table:style-name="odsStyleTableCell-d8478cec676cb73ae641bb2ba12410e5" office:value-type="string">
            <text:p>INDONESIA</text:p>
          </table:table-cell>
          <table:table-cell table:style-name="odsStyleTableCell-d8478cec676cb73ae641bb2ba12410e5" office:value-type="string">
            <text:p>RUPIA INDONESIA</text:p>
          </table:table-cell>
          <table:table-cell table:style-name="odsStyleTableCell-d8478cec676cb73ae641bb2ba12410e5" office:value-type="string">
            <text:p>IDR</text:p>
          </table:table-cell>
          <table:table-cell table:style-name="odsStyleTableCell-29a74cee11e26a8acac740e84780cbb2" office:value-type="string">
            <text:p>0.00044</text:p>
          </table:table-cell>
          <table:table-cell table:style-name="odsStyleTableCell-29a74cee11e26a8acac740e84780cbb2" office:value-type="string">
            <text:p>15,652.50000</text:p>
          </table:table-cell>
        </table:table-row>
        <table:table-row table:style-name="ro1">
          <table:table-cell table:style-name="odsStyleTableCell-d8478cec676cb73ae641bb2ba12410e5" office:value-type="string">
            <text:p>ISRAEL</text:p>
          </table:table-cell>
          <table:table-cell table:style-name="odsStyleTableCell-d8478cec676cb73ae641bb2ba12410e5" office:value-type="string">
            <text:p>NUEVO SÉQUEL</text:p>
          </table:table-cell>
          <table:table-cell table:style-name="odsStyleTableCell-d8478cec676cb73ae641bb2ba12410e5" office:value-type="string">
            <text:p>ILS</text:p>
          </table:table-cell>
          <table:table-cell table:style-name="odsStyleTableCell-29a74cee11e26a8acac740e84780cbb2" office:value-type="string">
            <text:p>1.91273</text:p>
          </table:table-cell>
          <table:table-cell table:style-name="odsStyleTableCell-29a74cee11e26a8acac740e84780cbb2" office:value-type="string">
            <text:p>3.58650</text:p>
          </table:table-cell>
        </table:table-row>
        <table:table-row table:style-name="ro1">
          <table:table-cell table:style-name="odsStyleTableCell-d8478cec676cb73ae641bb2ba12410e5" office:value-type="string">
            <text:p>MALASIA</text:p>
          </table:table-cell>
          <table:table-cell table:style-name="odsStyleTableCell-d8478cec676cb73ae641bb2ba12410e5" office:value-type="string">
            <text:p>RINGGIT MALAYO</text:p>
          </table:table-cell>
          <table:table-cell table:style-name="odsStyleTableCell-d8478cec676cb73ae641bb2ba12410e5" office:value-type="string">
            <text:p>MYR</text:p>
          </table:table-cell>
          <table:table-cell table:style-name="odsStyleTableCell-29a74cee11e26a8acac740e84780cbb2" office:value-type="string">
            <text:p>1.45796</text:p>
          </table:table-cell>
          <table:table-cell table:style-name="odsStyleTableCell-29a74cee11e26a8acac740e84780cbb2" office:value-type="string">
            <text:p>4.70520</text:p>
          </table:table-cell>
        </table:table-row>
        <table:table-row table:style-name="ro1">
          <table:table-cell table:style-name="odsStyleTableCell-d8478cec676cb73ae641bb2ba12410e5" office:value-type="string">
            <text:p>MEXICO</text:p>
          </table:table-cell>
          <table:table-cell table:style-name="odsStyleTableCell-d8478cec676cb73ae641bb2ba12410e5" office:value-type="string">
            <text:p>PESO</text:p>
          </table:table-cell>
          <table:table-cell table:style-name="odsStyleTableCell-d8478cec676cb73ae641bb2ba12410e5" office:value-type="string">
            <text:p>MXN</text:p>
          </table:table-cell>
          <table:table-cell table:style-name="odsStyleTableCell-29a74cee11e26a8acac740e84780cbb2" office:value-type="string">
            <text:p>0.40671</text:p>
          </table:table-cell>
          <table:table-cell table:style-name="odsStyleTableCell-29a74cee11e26a8acac740e84780cbb2" office:value-type="string">
            <text:p>16.86690</text:p>
          </table:table-cell>
        </table:table-row>
        <table:table-row table:style-name="ro1">
          <table:table-cell table:style-name="odsStyleTableCell-d8478cec676cb73ae641bb2ba12410e5" office:value-type="string">
            <text:p>NORUEGA</text:p>
          </table:table-cell>
          <table:table-cell table:style-name="odsStyleTableCell-d8478cec676cb73ae641bb2ba12410e5" office:value-type="string">
            <text:p>CORONA</text:p>
          </table:table-cell>
          <table:table-cell table:style-name="odsStyleTableCell-d8478cec676cb73ae641bb2ba12410e5" office:value-type="string">
            <text:p>NOK</text:p>
          </table:table-cell>
          <table:table-cell table:style-name="odsStyleTableCell-29a74cee11e26a8acac740e84780cbb2" office:value-type="string">
            <text:p>0.65902</text:p>
          </table:table-cell>
          <table:table-cell table:style-name="odsStyleTableCell-29a74cee11e26a8acac740e84780cbb2" office:value-type="string">
            <text:p>10.40940</text:p>
          </table:table-cell>
        </table:table-row>
        <table:table-row table:style-name="ro1">
          <table:table-cell table:style-name="odsStyleTableCell-d8478cec676cb73ae641bb2ba12410e5" office:value-type="string">
            <text:p>PANAMÁ</text:p>
          </table:table-cell>
          <table:table-cell table:style-name="odsStyleTableCell-d8478cec676cb73ae641bb2ba12410e5" office:value-type="string">
            <text:p>BALBOA</text:p>
          </table:table-cell>
          <table:table-cell table:style-name="odsStyleTableCell-d8478cec676cb73ae641bb2ba12410e5" office:value-type="string">
            <text:p>PAB</text:p>
          </table:table-cell>
          <table:table-cell table:style-name="odsStyleTableCell-29a74cee11e26a8acac740e84780cbb2" office:value-type="string">
            <text:p>6.86000</text:p>
          </table:table-cell>
          <table:table-cell table:style-name="odsStyleTableCell-29a74cee11e26a8acac740e84780cbb2" office:value-type="string">
            <text:p>1.00000</text:p>
          </table:table-cell>
        </table:table-row>
        <table:table-row table:style-name="ro1">
          <table:table-cell table:style-name="odsStyleTableCell-d8478cec676cb73ae641bb2ba12410e5" office:value-type="string">
            <text:p>PARAGUAY</text:p>
          </table:table-cell>
          <table:table-cell table:style-name="odsStyleTableCell-d8478cec676cb73ae641bb2ba12410e5" office:value-type="string">
            <text:p>GUARANI</text:p>
          </table:table-cell>
          <table:table-cell table:style-name="odsStyleTableCell-d8478cec676cb73ae641bb2ba12410e5" office:value-type="string">
            <text:p>PYG</text:p>
          </table:table-cell>
          <table:table-cell table:style-name="odsStyleTableCell-29a74cee11e26a8acac740e84780cbb2" office:value-type="string">
            <text:p>0.00094</text:p>
          </table:table-cell>
          <table:table-cell table:style-name="odsStyleTableCell-29a74cee11e26a8acac740e84780cbb2" office:value-type="string">
            <text:p>7,283.80000</text:p>
          </table:table-cell>
        </table:table-row>
        <table:table-row table:style-name="ro1">
          <table:table-cell table:style-name="odsStyleTableCell-d8478cec676cb73ae641bb2ba12410e5" office:value-type="string">
            <text:p>PERU</text:p>
          </table:table-cell>
          <table:table-cell table:style-name="odsStyleTableCell-d8478cec676cb73ae641bb2ba12410e5" office:value-type="string">
            <text:p>NUEVO SOL</text:p>
          </table:table-cell>
          <table:table-cell table:style-name="odsStyleTableCell-d8478cec676cb73ae641bb2ba12410e5" office:value-type="string">
            <text:p>PEN</text:p>
          </table:table-cell>
          <table:table-cell table:style-name="odsStyleTableCell-29a74cee11e26a8acac740e84780cbb2" office:value-type="string">
            <text:p>1.84901</text:p>
          </table:table-cell>
          <table:table-cell table:style-name="odsStyleTableCell-29a74cee11e26a8acac740e84780cbb2" office:value-type="string">
            <text:p>3.71010</text:p>
          </table:table-cell>
        </table:table-row>
        <table:table-row table:style-name="ro1">
          <table:table-cell table:style-name="odsStyleTableCell-d8478cec676cb73ae641bb2ba12410e5" office:value-type="string">
            <text:p>REINO UNIDO</text:p>
          </table:table-cell>
          <table:table-cell table:style-name="odsStyleTableCell-d8478cec676cb73ae641bb2ba12410e5" office:value-type="string">
            <text:p>LIBRA</text:p>
          </table:table-cell>
          <table:table-cell table:style-name="odsStyleTableCell-d8478cec676cb73ae641bb2ba12410e5" office:value-type="string">
            <text:p>GBP</text:p>
          </table:table-cell>
          <table:table-cell table:style-name="odsStyleTableCell-29a74cee11e26a8acac740e84780cbb2" office:value-type="string">
            <text:p>8.78215</text:p>
          </table:table-cell>
          <table:table-cell table:style-name="odsStyleTableCell-29a74cee11e26a8acac740e84780cbb2" office:value-type="string">
            <text:p>0.78113</text:p>
          </table:table-cell>
        </table:table-row>
        <table:table-row table:style-name="ro1">
          <table:table-cell table:style-name="odsStyleTableCell-d8478cec676cb73ae641bb2ba12410e5" office:value-type="string">
            <text:p>REPÚBLICA DOMINICANA</text:p>
          </table:table-cell>
          <table:table-cell table:style-name="odsStyleTableCell-d8478cec676cb73ae641bb2ba12410e5" office:value-type="string">
            <text:p>PESO DOMINICANO</text:p>
          </table:table-cell>
          <table:table-cell table:style-name="odsStyleTableCell-d8478cec676cb73ae641bb2ba12410e5" office:value-type="string">
            <text:p>DOP</text:p>
          </table:table-cell>
          <table:table-cell table:style-name="odsStyleTableCell-29a74cee11e26a8acac740e84780cbb2" office:value-type="string">
            <text:p>0.11642</text:p>
          </table:table-cell>
          <table:table-cell table:style-name="odsStyleTableCell-29a74cee11e26a8acac740e84780cbb2" office:value-type="string">
            <text:p>58.92400</text:p>
          </table:table-cell>
        </table:table-row>
        <table:table-row table:style-name="ro1">
          <table:table-cell table:style-name="odsStyleTableCell-d8478cec676cb73ae641bb2ba12410e5" office:value-type="string">
            <text:p>REP.POPULAR CHINA</text:p>
          </table:table-cell>
          <table:table-cell table:style-name="odsStyleTableCell-d8478cec676cb73ae641bb2ba12410e5" office:value-type="string">
            <text:p>YUAN RENMINBI OFFSHORE</text:p>
          </table:table-cell>
          <table:table-cell table:style-name="odsStyleTableCell-d8478cec676cb73ae641bb2ba12410e5" office:value-type="string">
            <text:p>CNH</text:p>
          </table:table-cell>
          <table:table-cell table:style-name="odsStyleTableCell-29a74cee11e26a8acac740e84780cbb2" office:value-type="string">
            <text:p>0.95261</text:p>
          </table:table-cell>
          <table:table-cell table:style-name="odsStyleTableCell-29a74cee11e26a8acac740e84780cbb2" office:value-type="string">
            <text:p>7.20130</text:p>
          </table:table-cell>
        </table:table-row>
        <table:table-row table:style-name="ro1">
          <table:table-cell table:style-name="odsStyleTableCell-d8478cec676cb73ae641bb2ba12410e5" office:value-type="string">
            <text:p>RUSIA</text:p>
          </table:table-cell>
          <table:table-cell table:style-name="odsStyleTableCell-d8478cec676cb73ae641bb2ba12410e5" office:value-type="string">
            <text:p>RUBLO RUSO</text:p>
          </table:table-cell>
          <table:table-cell table:style-name="odsStyleTableCell-d8478cec676cb73ae641bb2ba12410e5" office:value-type="string">
            <text:p>RUB</text:p>
          </table:table-cell>
          <table:table-cell table:style-name="odsStyleTableCell-29a74cee11e26a8acac740e84780cbb2" office:value-type="string">
            <text:p>0.07581</text:p>
          </table:table-cell>
          <table:table-cell table:style-name="odsStyleTableCell-29a74cee11e26a8acac740e84780cbb2" office:value-type="string">
            <text:p>90.49510</text:p>
          </table:table-cell>
        </table:table-row>
        <table:table-row table:style-name="ro1">
          <table:table-cell table:style-name="odsStyleTableCell-d8478cec676cb73ae641bb2ba12410e5" office:value-type="string">
            <text:p>SINGAPUR</text:p>
          </table:table-cell>
          <table:table-cell table:style-name="odsStyleTableCell-d8478cec676cb73ae641bb2ba12410e5" office:value-type="string">
            <text:p>DÓLAR</text:p>
          </table:table-cell>
          <table:table-cell table:style-name="odsStyleTableCell-d8478cec676cb73ae641bb2ba12410e5" office:value-type="string">
            <text:p>SGD</text:p>
          </table:table-cell>
          <table:table-cell table:style-name="odsStyleTableCell-29a74cee11e26a8acac740e84780cbb2" office:value-type="string">
            <text:p>5.14320</text:p>
          </table:table-cell>
          <table:table-cell table:style-name="odsStyleTableCell-29a74cee11e26a8acac740e84780cbb2" office:value-type="string">
            <text:p>1.33380</text:p>
          </table:table-cell>
        </table:table-row>
        <table:table-row table:style-name="ro1">
          <table:table-cell table:style-name="odsStyleTableCell-d8478cec676cb73ae641bb2ba12410e5" office:value-type="string">
            <text:p>SUDÁFRICA</text:p>
          </table:table-cell>
          <table:table-cell table:style-name="odsStyleTableCell-d8478cec676cb73ae641bb2ba12410e5" office:value-type="string">
            <text:p>RAND</text:p>
          </table:table-cell>
          <table:table-cell table:style-name="odsStyleTableCell-d8478cec676cb73ae641bb2ba12410e5" office:value-type="string">
            <text:p>ZAR</text:p>
          </table:table-cell>
          <table:table-cell table:style-name="odsStyleTableCell-29a74cee11e26a8acac740e84780cbb2" office:value-type="string">
            <text:p>0.36682</text:p>
          </table:table-cell>
          <table:table-cell table:style-name="odsStyleTableCell-29a74cee11e26a8acac740e84780cbb2" office:value-type="string">
            <text:p>18.70150</text:p>
          </table:table-cell>
        </table:table-row>
        <table:table-row table:style-name="ro1">
          <table:table-cell table:style-name="odsStyleTableCell-d8478cec676cb73ae641bb2ba12410e5" office:value-type="string">
            <text:p>SUECIA</text:p>
          </table:table-cell>
          <table:table-cell table:style-name="odsStyleTableCell-d8478cec676cb73ae641bb2ba12410e5" office:value-type="string">
            <text:p>CORONA</text:p>
          </table:table-cell>
          <table:table-cell table:style-name="odsStyleTableCell-d8478cec676cb73ae641bb2ba12410e5" office:value-type="string">
            <text:p>SEK</text:p>
          </table:table-cell>
          <table:table-cell table:style-name="odsStyleTableCell-29a74cee11e26a8acac740e84780cbb2" office:value-type="string">
            <text:p>0.67066</text:p>
          </table:table-cell>
          <table:table-cell table:style-name="odsStyleTableCell-29a74cee11e26a8acac740e84780cbb2" office:value-type="string">
            <text:p>10.22870</text:p>
          </table:table-cell>
        </table:table-row>
        <table:table-row table:style-name="ro1">
          <table:table-cell table:style-name="odsStyleTableCell-d8478cec676cb73ae641bb2ba12410e5" office:value-type="string">
            <text:p>SUIZA</text:p>
          </table:table-cell>
          <table:table-cell table:style-name="odsStyleTableCell-d8478cec676cb73ae641bb2ba12410e5" office:value-type="string">
            <text:p>FRANCO</text:p>
          </table:table-cell>
          <table:table-cell table:style-name="odsStyleTableCell-d8478cec676cb73ae641bb2ba12410e5" office:value-type="string">
            <text:p>CHF</text:p>
          </table:table-cell>
          <table:table-cell table:style-name="odsStyleTableCell-29a74cee11e26a8acac740e84780cbb2" office:value-type="string">
            <text:p>7.81054</text:p>
          </table:table-cell>
          <table:table-cell table:style-name="odsStyleTableCell-29a74cee11e26a8acac740e84780cbb2" office:value-type="string">
            <text:p>0.87830</text:p>
          </table:table-cell>
        </table:table-row>
        <table:table-row table:style-name="ro1">
          <table:table-cell table:style-name="odsStyleTableCell-d8478cec676cb73ae641bb2ba12410e5" office:value-type="string">
            <text:p>TAILANDIA</text:p>
          </table:table-cell>
          <table:table-cell table:style-name="odsStyleTableCell-d8478cec676cb73ae641bb2ba12410e5" office:value-type="string">
            <text:p>THAI BAHT</text:p>
          </table:table-cell>
          <table:table-cell table:style-name="odsStyleTableCell-d8478cec676cb73ae641bb2ba12410e5" office:value-type="string">
            <text:p>THB</text:p>
          </table:table-cell>
          <table:table-cell table:style-name="odsStyleTableCell-29a74cee11e26a8acac740e84780cbb2" office:value-type="string">
            <text:p>0.19297</text:p>
          </table:table-cell>
          <table:table-cell table:style-name="odsStyleTableCell-29a74cee11e26a8acac740e84780cbb2" office:value-type="string">
            <text:p>35.55000</text:p>
          </table:table-cell>
        </table:table-row>
        <table:table-row table:style-name="ro1">
          <table:table-cell table:style-name="odsStyleTableCell-d8478cec676cb73ae641bb2ba12410e5" office:value-type="string">
            <text:p>TAIWAN</text:p>
          </table:table-cell>
          <table:table-cell table:style-name="odsStyleTableCell-d8478cec676cb73ae641bb2ba12410e5" office:value-type="string">
            <text:p>DÓLAR</text:p>
          </table:table-cell>
          <table:table-cell table:style-name="odsStyleTableCell-d8478cec676cb73ae641bb2ba12410e5" office:value-type="string">
            <text:p>TWD</text:p>
          </table:table-cell>
          <table:table-cell table:style-name="odsStyleTableCell-29a74cee11e26a8acac740e84780cbb2" office:value-type="string">
            <text:p>0.21748</text:p>
          </table:table-cell>
          <table:table-cell table:style-name="odsStyleTableCell-29a74cee11e26a8acac740e84780cbb2" office:value-type="string">
            <text:p>31.54300</text:p>
          </table:table-cell>
        </table:table-row>
        <table:table-row table:style-name="ro1">
          <table:table-cell table:style-name="odsStyleTableCell-d8478cec676cb73ae641bb2ba12410e5" office:value-type="string">
            <text:p>TÚNEZ</text:p>
          </table:table-cell>
          <table:table-cell table:style-name="odsStyleTableCell-d8478cec676cb73ae641bb2ba12410e5" office:value-type="string">
            <text:p>DINAR TUNECINO</text:p>
          </table:table-cell>
          <table:table-cell table:style-name="odsStyleTableCell-d8478cec676cb73ae641bb2ba12410e5" office:value-type="string">
            <text:p>TND</text:p>
          </table:table-cell>
          <table:table-cell table:style-name="odsStyleTableCell-29a74cee11e26a8acac740e84780cbb2" office:value-type="string">
            <text:p>2.21034</text:p>
          </table:table-cell>
          <table:table-cell table:style-name="odsStyleTableCell-29a74cee11e26a8acac740e84780cbb2" office:value-type="string">
            <text:p>3.10360</text:p>
          </table:table-cell>
        </table:table-row>
        <table:table-row table:style-name="ro1">
          <table:table-cell table:style-name="odsStyleTableCell-d8478cec676cb73ae641bb2ba12410e5" office:value-type="string">
            <text:p>TURQUÍA</text:p>
          </table:table-cell>
          <table:table-cell table:style-name="odsStyleTableCell-d8478cec676cb73ae641bb2ba12410e5" office:value-type="string">
            <text:p>LIRA TURCA</text:p>
          </table:table-cell>
          <table:table-cell table:style-name="odsStyleTableCell-d8478cec676cb73ae641bb2ba12410e5" office:value-type="string">
            <text:p>TRY</text:p>
          </table:table-cell>
          <table:table-cell table:style-name="odsStyleTableCell-29a74cee11e26a8acac740e84780cbb2" office:value-type="string">
            <text:p>0.21553</text:p>
          </table:table-cell>
          <table:table-cell table:style-name="odsStyleTableCell-29a74cee11e26a8acac740e84780cbb2" office:value-type="string">
            <text:p>31.82780</text:p>
          </table:table-cell>
        </table:table-row>
        <table:table-row table:style-name="ro1">
          <table:table-cell table:style-name="odsStyleTableCell-d8478cec676cb73ae641bb2ba12410e5" office:value-type="string">
            <text:p>URUGUAY</text:p>
          </table:table-cell>
          <table:table-cell table:style-name="odsStyleTableCell-d8478cec676cb73ae641bb2ba12410e5" office:value-type="string">
            <text:p>PESO</text:p>
          </table:table-cell>
          <table:table-cell table:style-name="odsStyleTableCell-d8478cec676cb73ae641bb2ba12410e5" office:value-type="string">
            <text:p>UYU</text:p>
          </table:table-cell>
          <table:table-cell table:style-name="odsStyleTableCell-29a74cee11e26a8acac740e84780cbb2" office:value-type="string">
            <text:p>0.17614</text:p>
          </table:table-cell>
          <table:table-cell table:style-name="odsStyleTableCell-29a74cee11e26a8acac740e84780cbb2" office:value-type="string">
            <text:p>38.94600</text:p>
          </table:table-cell>
        </table:table-row>
        <table:table-row table:style-name="ro1">
          <table:table-cell table:style-name="odsStyleTableCell-d8478cec676cb73ae641bb2ba12410e5" office:value-type="string">
            <text:p>VENEZUELA</text:p>
          </table:table-cell>
          <table:table-cell table:style-name="odsStyleTableCell-d8478cec676cb73ae641bb2ba12410e5" office:value-type="string">
            <text:p>BOLIVAR DIGITAL</text:p>
          </table:table-cell>
          <table:table-cell table:style-name="odsStyleTableCell-d8478cec676cb73ae641bb2ba12410e5" office:value-type="string">
            <text:p>VES</text:p>
          </table:table-cell>
          <table:table-cell table:style-name="odsStyleTableCell-29a74cee11e26a8acac740e84780cbb2" office:value-type="string">
            <text:p>0.18988</text:p>
          </table:table-cell>
          <table:table-cell table:style-name="odsStyleTableCell-29a74cee11e26a8acac740e84780cbb2" office:value-type="string">
            <text:p>36.12740</text:p>
          </table:table-cell>
        </table:table-row>
        <table:table-row table:style-name="ro1">
          <table:table-cell table:style-name="odsStyleTableCell-d8478cec676cb73ae641bb2ba12410e5" office:value-type="string">
            <text:p>VIETNAM</text:p>
          </table:table-cell>
          <table:table-cell table:style-name="odsStyleTableCell-d8478cec676cb73ae641bb2ba12410e5" office:value-type="string">
            <text:p>DONG</text:p>
          </table:table-cell>
          <table:table-cell table:style-name="odsStyleTableCell-d8478cec676cb73ae641bb2ba12410e5" office:value-type="string">
            <text:p>VND</text:p>
          </table:table-cell>
          <table:table-cell table:style-name="odsStyleTableCell-29a74cee11e26a8acac740e84780cbb2" office:value-type="string">
            <text:p>0.00028</text:p>
          </table:table-cell>
          <table:table-cell table:style-name="odsStyleTableCell-29a74cee11e26a8acac740e84780cbb2" office:value-type="string">
            <text:p>24,689.80000</text:p>
          </table:table-cell>
        </table:table-row>
        <table:table-row table:style-name="ro1">
          <table:table-cell table:style-name="odsStyleTableCell-d8478cec676cb73ae641bb2ba12410e5" office:value-type="string">
            <text:p/>
          </table:table-cell>
          <table:table-cell table:style-name="odsStyleTableCell-d8478cec676cb73ae641bb2ba12410e5" office:value-type="string">
            <text:p>DERECHO ESPECIAL DE GIRO</text:p>
          </table:table-cell>
          <table:table-cell table:style-name="odsStyleTableCell-d8478cec676cb73ae641bb2ba12410e5" office:value-type="string">
            <text:p>USD/D.E.G.</text:p>
          </table:table-cell>
          <table:table-cell table:style-name="odsStyleTableCell-29a74cee11e26a8acac740e84780cbb2" office:value-type="string">
            <text:p/>
          </table:table-cell>
          <table:table-cell table:style-name="odsStyleTableCell-29a74cee11e26a8acac740e84780cbb2" office:value-type="string">
            <text:p>1.33199</text:p>
          </table:table-cell>
        </table:table-row>
        <table:table-row table:style-name="ro1">
          <table:table-cell table:style-name="odsStyleTableCell-d8478cec676cb73ae641bb2ba12410e5" office:value-type="string">
            <text:p/>
          </table:table-cell>
          <table:table-cell table:style-name="odsStyleTableCell-d8478cec676cb73ae641bb2ba12410e5" office:value-type="string">
            <text:p>UNIDAD DE FOMENTO DE VIVIENDA</text:p>
          </table:table-cell>
          <table:table-cell table:style-name="odsStyleTableCell-d8478cec676cb73ae641bb2ba12410e5" office:value-type="string">
            <text:p>Bs/UFV</text:p>
          </table:table-cell>
          <table:table-cell table:style-name="odsStyleTableCell-29a74cee11e26a8acac740e84780cbb2" office:value-type="string">
            <text:p/>
          </table:table-cell>
          <table:table-cell table:style-name="odsStyleTableCell-29a74cee11e26a8acac740e84780cbb2" office:value-type="string">
            <text:p>2.48341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6821d399ef041fe7fc39433ad13c0cc9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e110ab6211ced8922d5848d9b7047751" office:value-type="string">
            <text:p> </text:p>
          </table:table-cell>
          <table:table-cell table:style-name="odsStyleTableCell-e110ab6211ced8922d5848d9b7047751" office:value-type="string">
            <text:p>UNIDAD MONETARIA</text:p>
          </table:table-cell>
          <table:table-cell table:style-name="odsStyleTableCell-e110ab6211ced8922d5848d9b7047751" office:value-type="string">
            <text:p>MONEDA</text:p>
          </table:table-cell>
          <table:table-cell table:style-name="odsStyleTableCell-e110ab6211ced8922d5848d9b7047751" office:value-type="string">
            <text:p>TIPO DE CAMBIO EN M.E.</text:p>
          </table:table-cell>
        </table:table-row>
        <table:table-row table:style-name="ro1">
          <table:table-cell table:style-name="odsStyleTableCell-d8478cec676cb73ae641bb2ba12410e5" office:value-type="string">
            <text:p>ORO</text:p>
          </table:table-cell>
          <table:table-cell table:style-name="odsStyleTableCell-d8478cec676cb73ae641bb2ba12410e5" office:value-type="string">
            <text:p>ONZA TROY ORO</text:p>
          </table:table-cell>
          <table:table-cell table:style-name="odsStyleTableCell-d8478cec676cb73ae641bb2ba12410e5" office:value-type="string">
            <text:p>USD./O.T.F.</text:p>
          </table:table-cell>
          <table:table-cell table:style-name="odsStyleTableCell-29a74cee11e26a8acac740e84780cbb2" office:value-type="string">
            <text:p>2,158.33000</text:p>
          </table:table-cell>
        </table:table-row>
        <table:table-row table:style-name="ro1">
          <table:table-cell table:style-name="odsStyleTableCell-d8478cec676cb73ae641bb2ba12410e5" office:value-type="string">
            <text:p>PLATA</text:p>
          </table:table-cell>
          <table:table-cell table:style-name="odsStyleTableCell-d8478cec676cb73ae641bb2ba12410e5" office:value-type="string">
            <text:p>ONZA TROY PLATA</text:p>
          </table:table-cell>
          <table:table-cell table:style-name="odsStyleTableCell-d8478cec676cb73ae641bb2ba12410e5" office:value-type="string">
            <text:p>USD./O.T.F.</text:p>
          </table:table-cell>
          <table:table-cell table:style-name="odsStyleTableCell-29a74cee11e26a8acac740e84780cbb2" office:value-type="string">
            <text:p>24.382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6821d399ef041fe7fc39433ad13c0cc9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e110ab6211ced8922d5848d9b7047751" office:value-type="string">
            <text:p> </text:p>
          </table:table-cell>
          <table:table-cell table:style-name="odsStyleTableCell-e110ab6211ced8922d5848d9b7047751" office:value-type="string">
            <text:p>1 MES</text:p>
          </table:table-cell>
          <table:table-cell table:style-name="odsStyleTableCell-e110ab6211ced8922d5848d9b7047751" office:value-type="string">
            <text:p>3 MESES</text:p>
          </table:table-cell>
          <table:table-cell table:style-name="odsStyleTableCell-e110ab6211ced8922d5848d9b7047751" office:value-type="string">
            <text:p>6 MESES</text:p>
          </table:table-cell>
        </table:table-row>
        <table:table-row table:style-name="ro1">
          <table:table-cell table:style-name="odsStyleTableCell-e807ca82c748596e8682cbff1b2d88dc" office:value-type="string">
            <text:p>TASA LIBOR(USD)</text:p>
          </table:table-cell>
          <table:table-cell table:style-name="odsStyleTableCell-29a74cee11e26a8acac740e84780cbb2" office:value-type="string">
            <text:p>5.43</text:p>
          </table:table-cell>
          <table:table-cell table:style-name="odsStyleTableCell-29a74cee11e26a8acac740e84780cbb2" office:value-type="string">
            <text:p>5.58</text:p>
          </table:table-cell>
          <table:table-cell table:style-name="odsStyleTableCell-29a74cee11e26a8acac740e84780cbb2" office:value-type="string">
            <text:p>5.66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d8478cec676cb73ae641bb2ba12410e5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36</meta:creation-date>
    <meta:generator>ods générator</meta:generator>
    <dc:date>2024-10-18T20:18:36</dc:date>
    <meta:editing-duration>PT1S</meta:editing-duration>
    <meta:editing-cycles>1</meta:editing-cycles>
    <meta:document-statistic meta:table-count="1" meta:cell-count="4" meta:object-count="0"/>
  </office:meta>
</office:document-meta>
</file>